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1000000BFF336A78564D18345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59cm" fo:min-width="2.358cm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svg:stroke-color="#a1467e" draw:fill-color="#800080" draw:textarea-horizontal-align="justify" draw:textarea-vertical-align="middle" draw:auto-grow-height="false" fo:min-height="0.332cm" fo:min-width="4.445cm"/>
      <style:paragraph-properties style:writing-mode="lr-tb"/>
    </style:style>
    <style:style style:name="gr5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2.3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492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00a933" draw:textarea-horizontal-align="justify" draw:textarea-vertical-align="middle" draw:auto-grow-height="false" fo:min-height="0.067cm" fo:min-width="2.04cm"/>
      <style:paragraph-properties style:writing-mode="lr-tb"/>
    </style:style>
    <style:style style:name="gr10" style:family="graphic" style:parent-style-name="standard">
      <style:graphic-properties draw:fill-color="#acb20c" draw:textarea-horizontal-align="justify" draw:textarea-vertical-align="middle" draw:auto-grow-height="false" fo:min-height="0.067cm" fo:min-width="2.0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067cm" fo:min-width="2.04cm"/>
      <style:paragraph-properties style:writing-mode="lr-tb"/>
    </style:style>
    <style:style style:name="gr12" style:family="graphic" style:parent-style-name="standard" style:list-style-name="L1">
      <style:graphic-properties draw:fill-color="#ff8000" draw:textarea-horizontal-align="justify" draw:textarea-vertical-align="middle" draw:auto-grow-height="false" fo:min-height="0.172cm" fo:min-width="2.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draw:fit-to-size="false" style:shrink-to-fit="false" fo:min-height="0cm" fo:min-width="0cm"/>
      <style:paragraph-properties style:writing-mode="lr-tb"/>
    </style:style>
    <style:style style:name="gr15" style:family="graphic" style:parent-style-name="objectwithoutfill">
      <style:graphic-properties draw:stroke="solid" draw:stroke-dash="Double_20_Dash_20_Dot" svg:stroke-width="0.051cm" draw:marker-start-width="0.27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-width="0.27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-color="#acb20c" draw:textarea-horizontal-align="justify" draw:textarea-vertical-align="middle" draw:auto-grow-height="false" fo:min-height="0.067cm" fo:min-width="2.04cm" draw:shadow="hidden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93cm"/>
      <style:paragraph-properties style:writing-mode="lr-tb"/>
    </style:style>
    <style:style style:name="gr19" style:family="graphic" style:parent-style-name="standard">
      <style:graphic-properties draw:fill-color="#ff00ff" draw:textarea-horizontal-align="justify" draw:textarea-vertical-align="middle" draw:auto-grow-height="false" fo:min-height="0.067cm" fo:min-width="2.04cm"/>
      <style:paragraph-properties style:writing-mode="lr-tb"/>
    </style:style>
    <style:style style:name="gr20" style:family="graphic" style:parent-style-name="standard">
      <style:graphic-properties draw:fill-color="#ff8000" draw:textarea-horizontal-align="justify" draw:textarea-vertical-align="middle" draw:auto-grow-height="false" fo:min-height="0.485cm" fo:min-width="0.2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>
      <style:graphic-properties draw:fill="none" draw:textarea-vertical-align="middle" draw:auto-grow-height="false" fo:min-height="2.46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0pt"/>
    </style:style>
    <style:style style:name="P4" style:family="paragraph">
      <style:paragraph-properties fo:text-align="center" style:writing-mode="lr-tb"/>
      <style:text-properties fo:color="#000000" loext:opacity="100%" style:font-name="Liberation Sans2" fo:font-size="6pt" style:font-size-asian="6pt" style:font-size-complex="6pt"/>
    </style:style>
    <style:style style:name="P5" style:family="paragraph">
      <loext:graphic-properties draw:fill-color="#800080"/>
      <style:paragraph-properties fo:text-align="center" style:writing-mode="lr-tb"/>
      <style:text-properties fo:color="#000000" loext:opacity="100%" style:font-name="Liberation Sans2" fo:font-size="6pt" style:font-size-asian="6pt" style:font-size-complex="6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ans2" fo:font-size="4pt" style:font-size-asian="18pt" style:font-size-complex="18pt"/>
    </style:style>
    <style:style style:name="P8" style:family="paragraph">
      <style:paragraph-properties fo:text-align="center" style:writing-mode="lr-tb"/>
      <style:text-properties fo:font-size="6pt" style:font-size-asian="18pt" style:font-size-complex="18pt"/>
    </style:style>
    <style:style style:name="P9" style:family="paragraph">
      <loext:graphic-properties draw:fill-color="#00a933"/>
      <style:paragraph-properties fo:text-align="center" style:writing-mode="lr-tb"/>
      <style:text-properties fo:font-size="6pt" style:font-size-asian="18pt" style:font-size-complex="18pt"/>
    </style:style>
    <style:style style:name="P10" style:family="paragraph">
      <loext:graphic-properties draw:fill-color="#acb20c"/>
      <style:paragraph-properties fo:text-align="center" style:writing-mode="lr-tb"/>
      <style:text-properties fo:font-size="6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18pt" style:font-size-complex="18pt"/>
    </style:style>
    <style:style style:name="P12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fo:font-size="9pt" style:font-size-asian="18pt" style:font-size-complex="18pt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6pt" style:font-size-asian="18pt" style:font-size-complex="18pt"/>
    </style:style>
    <style:style style:name="P16" style:family="paragraph">
      <loext:graphic-properties draw:fill-color="#ff00ff"/>
      <style:paragraph-properties fo:text-align="center" style:writing-mode="lr-tb"/>
      <style:text-properties fo:font-size="6pt" style:font-size-asian="18pt" style:font-size-complex="18pt"/>
    </style:style>
    <style:style style:name="P17" style:family="paragraph">
      <style:paragraph-properties fo:text-align="center" style:writing-mode="lr-tb"/>
      <style:text-properties fo:font-size="8pt" style:font-size-asian="18pt" style:font-size-complex="18pt"/>
    </style:style>
    <style:style style:name="P18" style:family="paragraph">
      <loext:graphic-properties draw:fill-color="#ff8000"/>
      <style:paragraph-properties fo:text-align="center" style:writing-mode="lr-tb"/>
      <style:text-properties fo:font-size="8pt" style:font-size-asian="18pt" style:font-size-complex="18pt"/>
    </style:style>
    <style:style style:name="P19" style:family="paragraph">
      <loext:graphic-properties draw:fill="none" draw:fill-color="#ffffff"/>
      <style:text-properties fo:font-size="6pt" style:font-size-asian="6pt" style:font-size-complex="6pt"/>
    </style:style>
    <style:style style:name="P20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T1" style:family="text">
      <style:text-properties style:font-name="Liberation Sans2" fo:font-size="8pt" style:font-size-asian="18pt" style:font-size-complex="18pt"/>
    </style:style>
    <style:style style:name="T2" style:family="text">
      <style:text-properties fo:font-size="10pt"/>
    </style:style>
    <style:style style:name="T3" style:family="text">
      <style:text-properties fo:color="#000000" loext:opacity="100%" style:font-name="Liberation Sans2" fo:font-size="6pt" style:font-size-asian="6pt" style:font-size-complex="6pt"/>
    </style:style>
    <style:style style:name="T4" style:family="text">
      <style:text-properties fo:color="#000000" loext:opacity="100%" style:font-name="Liberation Sans2" fo:font-size="4pt" fo:font-weight="bold" style:font-size-asian="4pt" style:font-weight-asian="bold" style:font-size-complex="4pt" style:font-weight-complex="bold"/>
    </style:style>
    <style:style style:name="T5" style:family="text">
      <style:text-properties style:font-name="Liberation Sans2" fo:font-size="6pt" fo:language="en" fo:country="US" style:font-size-asian="18pt" style:font-size-complex="18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pt" fo:font-weight="bold" style:font-size-asian="4pt" style:font-weight-asian="bold" style:font-size-complex="4pt" style:font-weight-complex="bold"/>
    </style:style>
    <style:style style:name="T9" style:family="text">
      <style:text-properties fo:font-size="9pt" style:font-size-asian="18pt" style:font-size-complex="18pt"/>
    </style:style>
    <style:style style:name="T10" style:family="text">
      <style:text-properties fo:font-size="8pt" style:font-size-asian="18pt" style:font-size-complex="18pt"/>
    </style:style>
    <style:style style:name="T1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27cm" svg:height="0.688cm" svg:x="8.803cm" svg:y="5.02cm">
          <draw:image xlink:href="Pictures/10000000000004B1000000BFF336A78564D18345.jpg" xlink:type="simple" xlink:show="embed" xlink:actuate="onLoad" draw:mime-type="image/jpeg">
            <text:p/>
          </draw:image>
        </draw:frame>
        <draw:frame draw:style-name="gr1" draw:text-style-name="P1" draw:layer="layout" svg:width="4.327cm" svg:height="0.688cm" svg:x="8.802cm" svg:y="8.62cm">
          <draw:image xlink:href="Pictures/10000000000004B1000000BFF336A78564D18345.jpg" xlink:type="simple" xlink:show="embed" xlink:actuate="onLoad" draw:mime-type="image/jpeg">
            <text:p/>
          </draw:image>
        </draw:frame>
        <draw:custom-shape draw:style-name="gr2" draw:text-style-name="P2" draw:layer="layout" svg:width="2.858cm" svg:height="0.84cm" svg:x="9.489cm" svg:y="8.55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172cm" svg:y1="9.82cm" svg:x2="12.664cm" svg:y2="9.82cm">
          <text:p text:style-name="P2"><text:span text:style-name="T1">Time</text:span></text:p>
          <text:p text:style-name="P2"><text:span text:style-name="T2"/></text:p>
        </draw:line>
        <draw:custom-shape draw:style-name="gr4" draw:text-style-name="P5" draw:layer="layout" svg:width="4.945cm" svg:height="0.582cm" svg:x="8.635cm" svg:y="7.02cm">
          <text:p text:style-name="P4"><text:span text:style-name="T3">Video Swin Transformer</text:span></text:p>
          <text:p text:style-name="P4"><text:span text:style-name="T4">(short-term memory)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077cm" svg:y1="8.537cm" svg:x2="12.065cm" svg:y2="7.685cm">
          <text:p/>
        </draw:line>
        <draw:line draw:style-name="gr5" draw:text-style-name="P1" draw:layer="layout" svg:x1="11.376cm" svg:y1="8.55cm" svg:x2="11.364cm" svg:y2="7.698cm">
          <text:p/>
        </draw:line>
        <draw:line draw:style-name="gr5" draw:text-style-name="P1" draw:layer="layout" svg:x1="10.576cm" svg:y1="8.55cm" svg:x2="10.564cm" svg:y2="7.698cm">
          <text:p/>
        </draw:line>
        <draw:custom-shape draw:style-name="gr6" draw:text-style-name="P6" draw:layer="layout" svg:width="5.063cm" svg:height="0.235cm" svg:x="8.604cm" svg:y="6.643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7" draw:layer="layout" svg:width="1.992cm" svg:height="0.602cm" svg:x="10.503cm" svg:y="6.485cm">
          <draw:text-box>
            <text:p><text:span text:style-name="T5">Reducer</text:span></text:p>
          </draw:text-box>
        </draw:frame>
        <draw:line draw:style-name="gr8" draw:text-style-name="P1" draw:layer="layout" svg:x1="12.497cm" svg:y1="6.258cm" svg:x2="14.072cm" svg:y2="5.662cm">
          <text:p/>
        </draw:line>
        <draw:line draw:style-name="gr8" draw:text-style-name="P1" draw:layer="layout" svg:x1="12.481cm" svg:y1="6.548cm" svg:x2="14.106cm" svg:y2="7.302cm">
          <text:p/>
        </draw:line>
        <draw:custom-shape draw:style-name="gr9" draw:text-style-name="P9" xml:id="id2" draw:id="id2" draw:layer="layout" svg:width="2.54cm" svg:height="0.317cm" svg:x="15.087cm" svg:y="8.42cm">
          <text:p text:style-name="P8"><text:span text:style-name="T6">Layer 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317cm" svg:x="15.087cm" svg:y="8.0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4cm" svg:height="0.317cm" svg:x="15.087cm" svg:y="7.62cm">
          <text:p text:style-name="P8"><text:span text:style-name="T6">Dropout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4" draw:id="id4" draw:layer="layout" svg:width="2.54cm" svg:height="0.422cm" svg:x="15.087cm" svg:y="6.715cm">
          <text:p text:style-name="P11"><text:span text:style-name="T7">LSTM</text:span></text:p>
          <text:p text:style-name="P11"><text:span text:style-name="T8">(long-term memor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3" xml:id="id1" draw:id="id1" draw:layer="layout" svg:width="0.663cm" svg:height="0.607cm" svg:x="16.04cm" svg:y="9.255cm">
          <draw:text-box>
            <text:p><text:span text:style-name="T9">x</text:span></text:p>
          </draw:text-box>
        </draw:frame>
        <draw:frame draw:style-name="gr14" draw:text-style-name="P15" xml:id="id3" draw:id="id3" draw:layer="layout" svg:width="1.514cm" svg:height="0.727cm" svg:x="13.817cm" svg:y="9.237cm">
          <draw:text-box>
            <text:p text:style-name="P14"><text:span text:style-name="T6">RNN State</text:span><text:span text:style-name="T6"><text:line-break/></text:span><text:span text:style-name="T6">(previous)</text:span></text:p>
          </draw:text-box>
        </draw:frame>
        <draw:connector draw:style-name="gr15" draw:text-style-name="P1" draw:layer="layout" draw:type="line" svg:x1="16.371cm" svg:y1="9.255cm" svg:x2="16.357cm" svg:y2="8.737cm" draw:start-shape="id1" draw:start-glue-point="0" draw:end-shape="id2" draw:end-glue-point="2" svg:d="M16371 9255l-14-518" svg:viewBox="0 0 15 519">
          <text:p/>
        </draw:connector>
        <draw:connector draw:style-name="gr16" draw:text-style-name="P1" draw:layer="layout" svg:x1="14.574cm" svg:y1="9.237cm" svg:x2="15.087cm" svg:y2="6.926cm" draw:start-shape="id3" draw:start-glue-point="0" draw:end-shape="id4" draw:end-glue-point="3" svg:d="M14574 9237v-2311h513" svg:viewBox="0 0 514 2312">
          <text:p/>
        </draw:connector>
        <draw:custom-shape draw:style-name="gr9" draw:text-style-name="P9" draw:layer="layout" svg:width="2.54cm" svg:height="0.317cm" svg:x="15.087cm" svg:y="7.22cm">
          <text:p text:style-name="P8"><text:span text:style-name="T6">Layer Norm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317cm" svg:x="15.087cm" svg:y="6.3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frame draw:style-name="gr14" draw:text-style-name="P15" xml:id="id5" draw:id="id5" draw:layer="layout" svg:width="1.514cm" svg:height="0.727cm" svg:x="17.517cm" svg:y="4.838cm">
          <draw:text-box>
            <text:p text:style-name="P14"><text:span text:style-name="T6">RNN State</text:span><text:span text:style-name="T6"><text:line-break/></text:span><text:span text:style-name="T6">(next)</text:span></text:p>
          </draw:text-box>
        </draw:frame>
        <draw:connector draw:style-name="gr16" draw:text-style-name="P1" draw:layer="layout" svg:x1="17.627cm" svg:y1="6.926cm" svg:x2="18.274cm" svg:y2="5.565cm" draw:start-shape="id4" draw:start-glue-point="1" draw:end-shape="id5" draw:end-glue-point="2" svg:d="M17627 6926h647v-1361" svg:viewBox="0 0 648 1362">
          <text:p/>
        </draw:connector>
        <draw:custom-shape draw:style-name="gr11" draw:text-style-name="P8" draw:layer="layout" svg:width="2.54cm" svg:height="0.317cm" svg:x="15.087cm" svg:y="5.92cm">
          <text:p text:style-name="P8"><text:span text:style-name="T6">Drop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6" draw:id="id6" draw:layer="layout" svg:width="2.54cm" svg:height="0.317cm" svg:x="15.087cm" svg:y="5.5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3.793cm" svg:height="0.607cm" svg:x="9.337cm" svg:y="8.631cm">
          <draw:text-box>
            <text:p><text:span text:style-name="T9">f[t-3] f[t-2] f[t-1] <text:s/>f[t]</text:span></text:p>
          </draw:text-box>
        </draw:frame>
        <draw:custom-shape draw:style-name="gr19" draw:text-style-name="P16" draw:layer="layout" svg:width="2.54cm" svg:height="0.317cm" svg:x="9.887cm" svg:y="6.22cm">
          <text:p text:style-name="P8"><text:span text:style-name="T6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line" svg:x1="16.357cm" svg:y1="5.52cm" svg:x2="16.359cm" svg:y2="5.096cm" draw:start-shape="id6" draw:start-glue-point="0" svg:d="M16357 5520l2-424" svg:viewBox="0 0 3 425">
          <text:p/>
        </draw:connector>
        <draw:custom-shape draw:style-name="gr20" draw:text-style-name="P18" draw:layer="layout" svg:width="0.732cm" svg:height="0.735cm" svg:x="11.695cm" svg:y="4.992cm">
          <text:p text:style-name="P17"><text:span text:style-name="T10">0/1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11.975cm" svg:y1="6.18cm" svg:x2="11.968cm" svg:y2="5.716cm" svg:d="M11975 6180l-7-464" svg:viewBox="0 0 8 465">
          <text:p/>
        </draw:connector>
        <draw:line draw:style-name="gr5" draw:text-style-name="P1" draw:layer="layout" svg:x1="9.875cm" svg:y1="8.563cm" svg:x2="9.863cm" svg:y2="7.711cm">
          <text:p/>
        </draw:line>
        <draw:frame draw:style-name="gr21" draw:text-style-name="P19" draw:layer="layout" svg:width="0.786cm" svg:height="0.489cm" svg:x="11.644cm" svg:y="4.538cm">
          <draw:text-box>
            <text:p><text:span text:style-name="T11">s[t]</text:span></text:p>
          </draw:text-box>
        </draw:frame>
        <draw:custom-shape draw:style-name="gr22" draw:text-style-name="P1" draw:layer="layout" svg:width="0.318cm" svg:height="2.858cm" draw:transform="rotate (-1.5707963267949) translate (12.347cm 10.04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20" draw:layer="layout" svg:width="0.633cm" svg:height="0.489cm" svg:x="10.602cm" svg:y="10.307cm">
          <draw:text-box>
            <text:p text:style-name="P2"><text:span text:style-name="T11">T</text:span></text:p>
          </draw:text-box>
        </draw:frame>
        <draw:frame draw:style-name="gr21" draw:text-style-name="P19" draw:layer="layout" svg:width="0.786cm" svg:height="0.489cm" svg:x="15.944cm" svg:y="4.639cm">
          <draw:text-box>
            <text:p><text:span text:style-name="T11">s[t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2a6099" draw:opacity="43%" draw:textarea-horizontal-align="justify" fo:padding-top="0.125cm" fo:padding-bottom="0.125cm" fo:padding-left="0.25cm" fo:padding-right="0.25cm" draw:shadow="hidden" draw:shadow-offset-x="0.102cm" draw:shadow-offset-y="0.10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ll-gradient-name="Gradient_20_1" draw:fill-hatch-name="Red_20_90_20_Degrees_20_Crossed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4T14:07:40.546965659</meta:creation-date>
    <dc:date>2023-02-01T14:51:53.492198761</dc:date>
    <meta:editing-duration>PT10H41M17S</meta:editing-duration>
    <meta:editing-cycles>71</meta:editing-cycles>
    <meta:generator>LibreOffice/7.0.4.2$Linux_X86_64 LibreOffice_project/00$Build-2</meta:generator>
    <meta:document-statistic meta:object-count="36"/>
  </office:meta>
</office:document-meta>
</file>